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9296" calcext:value-type="float">
            <text:p>59.8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9824" calcext:value-type="float">
            <text:p>58.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5" calcext:value-type="float">
            <text:p>51.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6192" calcext:value-type="float">
            <text:p>47.2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9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404</text:p>
          </table:table-cell>
          <table:table-cell office:value-type="string" calcext:value-type="string">
            <text:p>TWDB:1054404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